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2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4.452cm" style:use-optimal-column-width="false"/>
    </style:style>
    <style:style style:name="co2" style:family="table-column">
      <style:table-column-properties style:column-width="4.457cm" style:use-optimal-column-width="false"/>
    </style:style>
    <style:style style:name="co3" style:family="table-column">
      <style:table-column-properties style:column-width="4.459cm" style:use-optimal-column-width="false"/>
    </style:style>
    <style:style style:name="co4" style:family="table-column">
      <style:table-column-properties style:column-width="4.461cm" style:use-optimal-column-width="false"/>
    </style:style>
    <style:style style:name="ro1" style:family="table-row">
      <style:table-row-properties style:row-height="1.25cm"/>
    </style:style>
    <style:style style:name="ro2" style:family="table-row">
      <style:table-row-properties style:row-height="3.157cm"/>
    </style:style>
    <style:style style:name="ro3" style:family="table-row">
      <style:table-row-properties style:row-height="0.995cm"/>
    </style:style>
    <style:style style:name="ro4" style:family="table-row">
      <style:table-row-properties style:row-height="3.159cm"/>
    </style:style>
    <style:style style:name="ro5" style:family="table-row">
      <style:table-row-properties style:row-height="3.161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paragraph-properties fo:text-align="center"/>
      <style:text-properties style:font-name="Arial"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style:font-name="Arial" fo:font-size="44pt" style:font-size-asian="44pt" style:font-size-complex="44pt"/>
    </style:style>
    <style:style style:name="T2" style:family="text">
      <style:text-properties style:font-name="Arial"/>
    </style:style>
    <style:style style:name="T3" style:family="text">
      <style:text-properties style:font-name="Arial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8cm" svg:height="6.484cm" svg:x="2.2cm" svg:y="6.716cm">
          <draw:text-box>
            <text:p text:style-name="P1"><text:span text:style-name="T1">EP3 de MAC0422 (Sistemas Operacionais)</text:span></text:p>
            <text:p text:style-name="P1"><text:span text:style-name="T2"/></text:p>
            <text:p text:style-name="P1"><text:span text:style-name="T3">André Victor dos Santos Nakazawa – 9298336</text:span></text:p>
            <text:p text:style-name="P1"><text:span text:style-name="T3">Isabela Blucher - 929817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talhes da implementaçã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EP foi implementado em Java;</text:p>
              </text:list-item>
              <text:list-item>
                <text:p>É composto pelas seguintes classes:</text:p>
                <text:list>
                  <text:list-item>
                    <text:p>Simulator: interface do simulador. Recebe os comandos no prompt e chama os algoritmos;</text:p>
                  </text:list-item>
                  <text:list-item>
                    <text:p>Process: possui os atributos dos processos que foram dados no trace;</text:p>
                  </text:list-item>
                  <text:list-item>
                    <text:p>SpaceManagement: possui os algoritmos de gerência de espaço livre;</text:p>
                  </text:list-item>
                  <text:list-item>
                    <text:p>PageReplacement: possui os algoritmos de substituição de páginas;</text:p>
                  </text:list-item>
                  <text:list-item>
                    <text:p>PageTable: possui a tabela de páginas e funções de manipulação da mesma;</text:p>
                  </text:list-item>
                  <text:list-item>
                    <text:p>OptimalList: classe auxiliar ao algoritmo Optimal;</text:p>
                  </text:list-item>
                  <text:list-item>
                    <text:p>Clock: classe auxiliar ao algoritmo Clock;</text:p>
                  </text:list-item>
                  <text:list-item>
                    <text:p>LRU: classe auxiliar ao algoritmo LRU (quarta versão)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lgoritmo Optima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a a classe auxiliar OptimalList, que é um objeto composto por uma árvore binária de busca, cujas chaves são inteiros representando uma página na memória e as chaves são uma fila com todos os tempos em que a essa página será acessada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specificações do trace usad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trace utilizado para os testes possui 100 processos, cujos t0s estão em ordem não-decrescente;</text:p>
              </text:list-item>
              <text:list-item>
                <text:p>Os valores usados são total = 128, virtual = 8096, s = 8 e p = 16;</text:p>
              </text:list-item>
              <text:list-item>
                <text:p>O objetivo ao gerar o trace era ter acessos repetidos à uma mesma página para analisar como o algoritmo lidaria com as page faults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mpo necessário para encontrar um espaço liv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 tempo que foi necessário para o algoritmo encontrar um espaço livre foi muito pequeno para a medida de tempo em milissegundos do Java. Logo, medimos o tempo de execução <text:s/>que o programa rodou como um todo para podermos analisar o comportamento do mesm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mpo de execução</text:p>
          </draw:text-box>
        </draw:frame>
        <draw:frame draw:style-name="gr3" draw:text-style-name="P5" draw:layer="layout" svg:width="25.216cm" svg:height="9.148cm" svg:x="1.383cm" svg:y="4.25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7.812cm" svg:height="4.406cm" svg:x="7.967cm" svg:y="14.9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FIRST </text:span><text:span text:style-name="T4">FIT</text:span></text:p>
              </table:table-cell>
              <table:table-cell>
                <text:p text:style-name="P6"><text:span text:style-name="T4">NEXT </text:span><text:span text:style-name="T4">FIT</text:span></text:p>
              </table:table-cell>
              <table:table-cell>
                <text:p text:style-name="P6"><text:span text:style-name="T4">BEST </text:span><text:span text:style-name="T4">FIT</text:span></text:p>
              </table:table-cell>
              <table:table-cell>
                <text:p text:style-name="P6"><text:span text:style-name="T4">WORST FIT</text:span></text:p>
              </table:table-cell>
            </table:table-row>
            <table:table-row table:style-name="ro2" table:default-cell-style-name="ce2">
              <table:table-cell>
                <text:p text:style-name="P5">56.33; 56.38</text:p>
              </table:table-cell>
              <table:table-cell>
                <text:p text:style-name="P5">56.3; 56.37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4.8cm" svg:height="2.384cm" svg:x="2.2cm" svg:y="16cm">
          <draw:text-box>
            <text:p text:style-name="P5">Intervalos de</text:p>
            <text:p text:style-name="P5"><text:s/>confianç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antidade de page faults</text:p>
          </draw:text-box>
        </draw:frame>
        <draw:frame draw:style-name="gr3" draw:layer="layout" svg:width="25.216cm" svg:height="12.147cm" svg:x="1.403cm" svg:y="4.851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édias (valores das faixas nos gráficos)</text:p>
          </draw:text-box>
        </draw:frame>
        <draw:frame draw:style-name="standard" draw:layer="layout" svg:width="17.814cm" svg:height="4.206cm" svg:x="3.828cm" svg:y="6.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 table:default-cell-style-name="ce1">
              <table:table-cell>
                <text:p text:style-name="P6"><text:span text:style-name="T4">FIRST FIT</text:span></text:p>
              </table:table-cell>
              <table:table-cell>
                <text:p text:style-name="P6"><text:span text:style-name="T4">NEXT FIT</text:span></text:p>
              </table:table-cell>
              <table:table-cell>
                <text:p text:style-name="P6"><text:span text:style-name="T4">BEST FIT</text:span></text:p>
              </table:table-cell>
              <table:table-cell>
                <text:p text:style-name="P6"><text:span text:style-name="T4">WORST FIT</text:span></text:p>
              </table:table-cell>
            </table:table-row>
            <table:table-row table:style-name="ro4" table:default-cell-style-name="ce2">
              <table:table-cell>
                <text:p text:style-name="P5">56.35</text:p>
              </table:table-cell>
              <table:table-cell>
                <text:p text:style-name="P5">56.33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816cm" svg:height="4.995cm" svg:x="3.928cm" svg:y="14.1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6"><text:span text:style-name="T4">OPTIMAL</text:span></text:p>
              </table:table-cell>
              <table:table-cell>
                <text:p text:style-name="P6"><text:span text:style-name="T4">SECOND CHANCE</text:span></text:p>
              </table:table-cell>
              <table:table-cell>
                <text:p text:style-name="P6"><text:span text:style-name="T4">CLOCK</text:span></text:p>
              </table:table-cell>
              <table:table-cell>
                <text:p text:style-name="P6"><text:span text:style-name="T4">LRU</text:span></text:p>
              </table:table-cell>
            </table:table-row>
            <table:table-row table:style-name="ro5" table:default-cell-style-name="ce2">
              <table:table-cell>
                <text:p text:style-name="P5">756.56</text:p>
              </table:table-cell>
              <table:table-cell>
                <text:p text:style-name="P5">781.16</text:p>
              </table:table-cell>
              <table:table-cell>
                <text:p text:style-name="P5">778.5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8" draw:layer="layout" svg:width="17.6cm" svg:height="0.962cm" svg:x="3.8cm" svg:y="5.2cm">
          <draw:text-box>
            <text:p>Tempo de execução</text:p>
          </draw:text-box>
        </draw:frame>
        <draw:frame draw:style-name="gr5" draw:text-style-name="P8" draw:layer="layout" svg:width="17.6cm" svg:height="0.962cm" svg:x="4.12cm" svg:y="12.838cm">
          <draw:text-box>
            <text:p>Quantidade de page faul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0:39:32.617426017</meta:creation-date>
    <dc:date>2016-11-21T00:26:18.452304041</dc:date>
    <meta:editing-duration>PT11H43M18S</meta:editing-duration>
    <meta:editing-cycles>116</meta:editing-cycles>
    <meta:generator>LibreOffice/5.1.4.2$Linux_X86_64 LibreOffice_project/10m0$Build-2</meta:generator>
    <meta:document-statistic meta:object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17cm" svg:height="12.148cm" xlink:href="." xlink:type="simple" chart:class="chart:bar" chart:style-name="ch1">
        <chart:legend chart:legend-position="end" svg:x="22.716cm" svg:y="5.775cm" style:legend-expansion="high" chart:style-name="ch2"/>
        <chart:plot-area chart:style-name="ch3" chart:data-source-has-labels="both" svg:x="0.504cm" svg:y="0.242cm" svg:width="21.708cm" svg:height="11.664cm">
          <chartooo:coordinate-region svg:x="1.311cm" svg:y="0.441cm" svg:width="20.901cm" svg:height="10.8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Optimal</text:p>
              </table:table-cell>
              <table:table-cell office:value-type="float" office:value="756.56666666667">
                <text:p>756.56666666667</text:p>
              </table:table-cell>
            </table:table-row>
            <table:table-row>
              <table:table-cell office:value-type="string">
                <text:p>Second Chance</text:p>
              </table:table-cell>
              <table:table-cell office:value-type="float" office:value="781.16666666667">
                <text:p>781.16666666667</text:p>
              </table:table-cell>
            </table:table-row>
            <table:table-row>
              <table:table-cell office:value-type="string">
                <text:p>Clock</text:p>
              </table:table-cell>
              <table:table-cell office:value-type="float" office:value="778.5">
                <text:p>778.5</text:p>
              </table:table-cell>
            </table:table-row>
            <table:table-row>
              <table:table-cell office:value-type="string">
                <text:p>LRU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17cm" svg:height="9.149cm" xlink:href="." xlink:type="simple" chart:class="chart:bar" chart:style-name="ch1">
        <chart:legend chart:legend-position="end" svg:x="20.89cm" svg:y="4.275cm" style:legend-expansion="high" chart:style-name="ch2"/>
        <chart:plot-area chart:style-name="ch3" chart:data-source-has-labels="both" svg:x="0.504cm" svg:y="0.182cm" svg:width="19.882cm" svg:height="8.785cm">
          <chartooo:coordinate-region svg:x="1.602cm" svg:y="0.381cm" svg:width="18.784cm" svg:height="7.93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 (s)</text:p>
              </table:table-cell>
            </table:table-row>
          </table:table-header-rows>
          <table:table-rows>
            <table:table-row>
              <table:table-cell office:value-type="string">
                <text:p>First Fit</text:p>
              </table:table-cell>
              <table:table-cell office:value-type="float" office:value="56.352774193548">
                <text:p>56.352774193548</text:p>
              </table:table-cell>
            </table:table-row>
            <table:table-row>
              <table:table-cell office:value-type="string">
                <text:p>Next Fit</text:p>
              </table:table-cell>
              <table:table-cell office:value-type="float" office:value="56.334333333333">
                <text:p>56.334333333333</text:p>
              </table:table-cell>
            </table:table-row>
            <table:table-row>
              <table:table-cell office:value-type="string">
                <text:p>Best Fi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rst Fit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